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ee21e" officeooo:paragraph-rsid="001ee21e"/>
    </style:style>
    <style:style style:name="P2" style:family="paragraph" style:parent-style-name="Standard">
      <style:paragraph-properties fo:text-align="start" style:justify-single-word="false"/>
      <style:text-properties fo:font-style="normal" fo:font-weight="bold" officeooo:rsid="001ee21e" officeooo:paragraph-rsid="001ee21e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normal" fo:font-weight="bold" officeooo:rsid="001efa1d" officeooo:paragraph-rsid="001efa1d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officeooo:rsid="001efa1d" officeooo:paragraph-rsid="001efa1d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тудент группы ИС-23 Наврузалиев М. А.</text:p>
      <text:p text:style-name="P2">Практическое задание №3</text:p>
      <text:p text:style-name="P2"/>
      <text:p text:style-name="P2"/>
      <text:p text:style-name="P2">Тема: <text:span text:style-name="T1">составление программ ветвящейся структуры в IDE PyCharm Community.</text:span></text:p>
      <text:p text:style-name="P2"><text:span text:style-name="T1"/></text:p>
      <text:p text:style-name="P2">Цель: <text:span text:style-name="T1">закрепить усвоенные знания, понятия, алгоритмы, основные принципы составления программ, приобрести навыки составления программ ветвящейся структуры в IDE PyCharm Community</text:span></text:p>
      <text:p text:style-name="P2"><text:span text:style-name="T1"/></text:p>
      <text:p text:style-name="P3">Постановка задачи.</text:p>
      <text:p text:style-name="P4">1. Даны целые числа a, b, c, являющиеся сторонами некоторого треугольника. Проверить истинность высказывания: «Треугольник со сторонами a, b, c является равносторонним»</text:p>
      <text:p text:style-name="P4"/>
      <text:p text:style-name="P4">2. Даны четыре целых числа, одно из которых отлично от трех других, равных между собой.</text:p>
      <text:p text:style-name="P4">Определить порядковый номер числа, отличного от остальных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8T16:09:33.058114090</meta:creation-date>
    <dc:date>2022-10-08T16:24:44.086463171</dc:date>
    <meta:editing-duration>PT5M1S</meta:editing-duration>
    <meta:editing-cycles>1</meta:editing-cycles>
    <meta:document-statistic meta:table-count="0" meta:image-count="0" meta:object-count="0" meta:page-count="1" meta:paragraph-count="8" meta:word-count="84" meta:character-count="641" meta:non-whitespace-character-count="565"/>
    <meta:generator>LibreOffice/7.3.6.2$Linux_X86_64 LibreOffice_project/30$Build-2</meta:generator>
  </office:meta>
</office:document-meta>
</file>